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076cm" draw:marker-end-width="0.076cm" draw:fill="solid" draw:fill-color="#999999" draw:textarea-horizontal-align="justify" draw:textarea-vertical-align="middle" draw:auto-grow-height="false" fo:min-height="12.988cm" fo:min-width="3.00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076cm" draw:marker-end-width="0.076cm" draw:fill="none" draw:fill-color="#000000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076cm" draw:marker-end-width="0.076cm" draw:fill="none" draw:fill-color="#000000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076cm" draw:marker-end-width="0.076cm" draw:fill="none" draw:fill-color="#000000" draw:textarea-horizontal-align="justify" draw:textarea-vertical-align="middle" draw:auto-grow-height="false" fo:min-height="0.005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197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1.033cm"/>
      <style:paragraph-properties style:writing-mode="lr-tb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text-properties style:font-name="Calibri"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Calibri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Calibri" fo:font-size="28pt" style:font-size-asian="28pt" style:font-size-complex="2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Calibri" fo:font-size="28pt" style:font-size-asian="28pt" style:font-size-complex="28pt"/>
    </style:style>
    <style:style style:name="T1" style:family="text">
      <style:text-properties style:font-name="Calibri" fo:font-size="32pt" style:font-size-asian="32pt" style:font-size-complex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2cm" svg:height="13.288cm" svg:x="5.925cm" svg:y="2.7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52cm" svg:height="13.288cm" svg:x="29.129cm" svg:y="1.89cm">
          <text:p/>
          <draw:enhanced-geometry svg:viewBox="0 0 21600 21600" draw:type="rectangle" draw:enhanced-path="M 0 0 L 21600 0 21600 21600 0 21600 0 0 Z N"/>
        </draw:custom-shape>
        <draw:ellipse draw:style-name="gr2" draw:text-style-name="P2" draw:layer="layout" svg:width="1.771cm" svg:height="2.241cm" svg:x="17.24cm" svg:y="15.08cm" draw:kind="arc" draw:start-angle="213.06" draw:end-angle="327.51">
          <text:p/>
        </draw:ellipse>
        <draw:ellipse draw:style-name="gr2" draw:text-style-name="P2" draw:layer="layout" svg:width="1.769cm" svg:height="3.143cm" svg:x="17.325cm" svg:y="15.237cm" draw:kind="arc" draw:start-angle="179.55" draw:end-angle="264.62">
          <text:p/>
        </draw:ellipse>
        <draw:ellipse draw:style-name="gr2" draw:text-style-name="P2" draw:layer="layout" svg:width="1.768cm" svg:height="3.143cm" svg:x="17.158cm" svg:y="15.237cm" draw:kind="arc" draw:start-angle="275.43" draw:end-angle="0.45">
          <text:p/>
        </draw:ellipse>
        <draw:ellipse draw:style-name="gr2" draw:text-style-name="P2" draw:layer="layout" svg:width="1.771cm" svg:height="2.241cm" svg:x="12.186cm" svg:y="15.081cm" draw:kind="arc" draw:start-angle="213.06" draw:end-angle="327.51">
          <text:p/>
        </draw:ellipse>
        <draw:ellipse draw:style-name="gr2" draw:text-style-name="P2" draw:layer="layout" svg:width="1.768cm" svg:height="3.142cm" svg:x="12.271cm" svg:y="15.238cm" draw:kind="arc" draw:start-angle="179.55" draw:end-angle="264.62">
          <text:p/>
        </draw:ellipse>
        <draw:ellipse draw:style-name="gr2" draw:text-style-name="P2" draw:layer="layout" svg:width="1.768cm" svg:height="3.142cm" svg:x="12.104cm" svg:y="15.238cm" draw:kind="arc" draw:start-angle="275.43" draw:end-angle="0.45">
          <text:p/>
        </draw:ellipse>
        <draw:ellipse draw:style-name="gr2" draw:text-style-name="P2" draw:layer="layout" svg:width="1.771cm" svg:height="2.24cm" svg:x="13.894cm" svg:y="15.082cm" draw:kind="arc" draw:start-angle="213.06" draw:end-angle="327.51">
          <text:p/>
        </draw:ellipse>
        <draw:ellipse draw:style-name="gr2" draw:text-style-name="P2" draw:layer="layout" svg:width="1.769cm" svg:height="3.142cm" svg:x="13.979cm" svg:y="15.239cm" draw:kind="arc" draw:start-angle="179.55" draw:end-angle="264.62">
          <text:p/>
        </draw:ellipse>
        <draw:ellipse draw:style-name="gr2" draw:text-style-name="P2" draw:layer="layout" svg:width="1.768cm" svg:height="3.142cm" svg:x="13.812cm" svg:y="15.239cm" draw:kind="arc" draw:start-angle="275.43" draw:end-angle="0.45">
          <text:p/>
        </draw:ellipse>
        <draw:ellipse draw:style-name="gr2" draw:text-style-name="P2" draw:layer="layout" svg:width="1.771cm" svg:height="2.241cm" svg:x="15.532cm" svg:y="15.082cm" draw:kind="arc" draw:start-angle="213.06" draw:end-angle="327.51">
          <text:p/>
        </draw:ellipse>
        <draw:ellipse draw:style-name="gr2" draw:text-style-name="P2" draw:layer="layout" svg:width="1.768cm" svg:height="3.143cm" svg:x="15.617cm" svg:y="15.239cm" draw:kind="arc" draw:start-angle="179.55" draw:end-angle="264.62">
          <text:p/>
        </draw:ellipse>
        <draw:ellipse draw:style-name="gr2" draw:text-style-name="P2" draw:layer="layout" svg:width="1.769cm" svg:height="3.143cm" svg:x="15.449cm" svg:y="15.239cm" draw:kind="arc" draw:start-angle="275.43" draw:end-angle="0.45">
          <text:p/>
        </draw:ellipse>
        <draw:ellipse draw:style-name="gr2" draw:text-style-name="P2" draw:layer="layout" svg:width="1.772cm" svg:height="2.241cm" svg:x="24.003cm" svg:y="15.08cm" draw:kind="arc" draw:start-angle="213.06" draw:end-angle="327.51">
          <text:p/>
        </draw:ellipse>
        <draw:ellipse draw:style-name="gr2" draw:text-style-name="P2" draw:layer="layout" svg:width="1.769cm" svg:height="3.143cm" svg:x="24.088cm" svg:y="15.237cm" draw:kind="arc" draw:start-angle="179.55" draw:end-angle="264.62">
          <text:p/>
        </draw:ellipse>
        <draw:ellipse draw:style-name="gr2" draw:text-style-name="P2" draw:layer="layout" svg:width="1.768cm" svg:height="3.143cm" svg:x="23.922cm" svg:y="15.237cm" draw:kind="arc" draw:start-angle="275.43" draw:end-angle="0.45">
          <text:p/>
        </draw:ellipse>
        <draw:ellipse draw:style-name="gr2" draw:text-style-name="P2" draw:layer="layout" svg:width="1.772cm" svg:height="2.241cm" svg:x="18.949cm" svg:y="15.081cm" draw:kind="arc" draw:start-angle="213.06" draw:end-angle="327.51">
          <text:p/>
        </draw:ellipse>
        <draw:ellipse draw:style-name="gr2" draw:text-style-name="P2" draw:layer="layout" svg:width="1.768cm" svg:height="3.142cm" svg:x="19.034cm" svg:y="15.238cm" draw:kind="arc" draw:start-angle="179.55" draw:end-angle="264.62">
          <text:p/>
        </draw:ellipse>
        <draw:ellipse draw:style-name="gr2" draw:text-style-name="P2" draw:layer="layout" svg:width="1.77cm" svg:height="3.142cm" svg:x="18.866cm" svg:y="15.238cm" draw:kind="arc" draw:start-angle="275.43" draw:end-angle="0.45">
          <text:p/>
        </draw:ellipse>
        <draw:ellipse draw:style-name="gr2" draw:text-style-name="P2" draw:layer="layout" svg:width="1.772cm" svg:height="2.24cm" svg:x="20.657cm" svg:y="15.082cm" draw:kind="arc" draw:start-angle="213.06" draw:end-angle="327.51">
          <text:p/>
        </draw:ellipse>
        <draw:ellipse draw:style-name="gr2" draw:text-style-name="P2" draw:layer="layout" svg:width="1.77cm" svg:height="3.142cm" svg:x="20.742cm" svg:y="15.239cm" draw:kind="arc" draw:start-angle="179.55" draw:end-angle="264.62">
          <text:p/>
        </draw:ellipse>
        <draw:ellipse draw:style-name="gr2" draw:text-style-name="P2" draw:layer="layout" svg:width="1.768cm" svg:height="3.142cm" svg:x="20.576cm" svg:y="15.239cm" draw:kind="arc" draw:start-angle="275.43" draw:end-angle="0.45">
          <text:p/>
        </draw:ellipse>
        <draw:ellipse draw:style-name="gr2" draw:text-style-name="P2" draw:layer="layout" svg:width="1.772cm" svg:height="2.241cm" svg:x="22.295cm" svg:y="15.082cm" draw:kind="arc" draw:start-angle="213.06" draw:end-angle="327.51">
          <text:p/>
        </draw:ellipse>
        <draw:ellipse draw:style-name="gr2" draw:text-style-name="P2" draw:layer="layout" svg:width="1.768cm" svg:height="3.143cm" svg:x="22.38cm" svg:y="15.239cm" draw:kind="arc" draw:start-angle="179.55" draw:end-angle="264.62">
          <text:p/>
        </draw:ellipse>
        <draw:ellipse draw:style-name="gr2" draw:text-style-name="P2" draw:layer="layout" svg:width="1.77cm" svg:height="3.143cm" svg:x="22.212cm" svg:y="15.239cm" draw:kind="arc" draw:start-angle="275.43" draw:end-angle="0.45">
          <text:p/>
        </draw:ellipse>
        <draw:line draw:style-name="gr3" draw:text-style-name="P2" draw:layer="layout" svg:x1="9.477cm" svg:y1="2.719cm" svg:x2="11.45cm" svg:y2="2.719cm">
          <text:p/>
        </draw:line>
        <draw:line draw:style-name="gr3" draw:text-style-name="P2" draw:layer="layout" svg:x1="9.478cm" svg:y1="4.223cm" svg:x2="11.451cm" svg:y2="4.223cm">
          <text:p/>
        </draw:line>
        <draw:line draw:style-name="gr3" draw:text-style-name="P2" draw:layer="layout" svg:x1="9.479cm" svg:y1="5.726cm" svg:x2="11.452cm" svg:y2="5.726cm">
          <text:p/>
        </draw:line>
        <draw:line draw:style-name="gr3" draw:text-style-name="P2" draw:layer="layout" svg:x1="9.48cm" svg:y1="7.23cm" svg:x2="11.453cm" svg:y2="7.23cm">
          <text:p/>
        </draw:line>
        <draw:line draw:style-name="gr3" draw:text-style-name="P2" draw:layer="layout" svg:x1="9.477cm" svg:y1="8.733cm" svg:x2="11.45cm" svg:y2="8.733cm">
          <text:p/>
        </draw:line>
        <draw:line draw:style-name="gr3" draw:text-style-name="P2" draw:layer="layout" svg:x1="9.478cm" svg:y1="10.237cm" svg:x2="11.451cm" svg:y2="10.237cm">
          <text:p/>
        </draw:line>
        <draw:line draw:style-name="gr3" draw:text-style-name="P2" draw:layer="layout" svg:x1="9.479cm" svg:y1="11.74cm" svg:x2="11.452cm" svg:y2="11.74cm">
          <text:p/>
        </draw:line>
        <draw:line draw:style-name="gr3" draw:text-style-name="P2" draw:layer="layout" svg:x1="9.48cm" svg:y1="13.244cm" svg:x2="11.453cm" svg:y2="13.244cm">
          <text:p/>
        </draw:line>
        <draw:line draw:style-name="gr3" draw:text-style-name="P2" draw:layer="layout" svg:x1="27.191cm" svg:y1="1.89cm" svg:x2="29.164cm" svg:y2="1.89cm">
          <text:p/>
        </draw:line>
        <draw:line draw:style-name="gr3" draw:text-style-name="P2" draw:layer="layout" svg:x1="27.192cm" svg:y1="3.394cm" svg:x2="29.165cm" svg:y2="3.394cm">
          <text:p/>
        </draw:line>
        <draw:line draw:style-name="gr3" draw:text-style-name="P2" draw:layer="layout" svg:x1="27.193cm" svg:y1="4.897cm" svg:x2="29.166cm" svg:y2="4.897cm">
          <text:p/>
        </draw:line>
        <draw:line draw:style-name="gr3" draw:text-style-name="P2" draw:layer="layout" svg:x1="27.194cm" svg:y1="6.401cm" svg:x2="29.167cm" svg:y2="6.401cm">
          <text:p/>
        </draw:line>
        <draw:line draw:style-name="gr3" draw:text-style-name="P2" draw:layer="layout" svg:x1="27.191cm" svg:y1="7.905cm" svg:x2="29.164cm" svg:y2="7.905cm">
          <text:p/>
        </draw:line>
        <draw:line draw:style-name="gr3" draw:text-style-name="P2" draw:layer="layout" svg:x1="27.192cm" svg:y1="9.408cm" svg:x2="29.165cm" svg:y2="9.408cm">
          <text:p/>
        </draw:line>
        <draw:line draw:style-name="gr3" draw:text-style-name="P2" draw:layer="layout" svg:x1="27.193cm" svg:y1="10.912cm" svg:x2="29.166cm" svg:y2="10.912cm">
          <text:p/>
        </draw:line>
        <draw:line draw:style-name="gr3" draw:text-style-name="P2" draw:layer="layout" svg:x1="27.194cm" svg:y1="12.415cm" svg:x2="29.167cm" svg:y2="12.415cm">
          <text:p/>
        </draw:line>
        <draw:line draw:style-name="gr3" draw:text-style-name="P2" draw:layer="layout" svg:x1="11.449cm" svg:y1="13.244cm" svg:x2="12.503cm" svg:y2="13.244cm">
          <text:p/>
        </draw:line>
        <draw:line draw:style-name="gr3" draw:text-style-name="P2" draw:layer="layout" svg:x1="12.49cm" svg:y1="13.25cm" svg:x2="12.502cm" svg:y2="17.059cm">
          <text:p/>
        </draw:line>
        <draw:line draw:style-name="gr3" draw:text-style-name="P2" draw:layer="layout" svg:x1="11.45cm" svg:y1="11.665cm" svg:x2="14.213cm" svg:y2="11.665cm">
          <text:p/>
        </draw:line>
        <draw:line draw:style-name="gr3" draw:text-style-name="P2" draw:layer="layout" svg:x1="14.18cm" svg:y1="11.674cm" svg:x2="14.213cm" svg:y2="17.06cm">
          <text:p/>
        </draw:line>
        <draw:line draw:style-name="gr3" draw:text-style-name="P2" draw:layer="layout" svg:x1="11.451cm" svg:y1="10.218cm" svg:x2="15.923cm" svg:y2="10.218cm">
          <text:p/>
        </draw:line>
        <draw:line draw:style-name="gr3" draw:text-style-name="P2" draw:layer="layout" svg:x1="15.871cm" svg:y1="10.229cm" svg:x2="15.924cm" svg:y2="17.06cm">
          <text:p/>
        </draw:line>
        <draw:line draw:style-name="gr3" draw:text-style-name="P2" draw:layer="layout" svg:x1="11.452cm" svg:y1="8.771cm" svg:x2="17.633cm" svg:y2="8.771cm">
          <text:p/>
        </draw:line>
        <draw:line draw:style-name="gr3" draw:text-style-name="P2" draw:layer="layout" svg:x1="17.561cm" svg:y1="8.784cm" svg:x2="17.634cm" svg:y2="17.061cm">
          <text:p/>
        </draw:line>
        <draw:line draw:style-name="gr3" draw:text-style-name="P2" draw:layer="layout" svg:x1="11.453cm" svg:y1="7.192cm" svg:x2="19.343cm" svg:y2="7.192cm">
          <text:p/>
        </draw:line>
        <draw:line draw:style-name="gr3" draw:text-style-name="P2" draw:layer="layout" svg:x1="19.251cm" svg:y1="7.208cm" svg:x2="19.344cm" svg:y2="17.062cm">
          <text:p/>
        </draw:line>
        <draw:line draw:style-name="gr3" draw:text-style-name="P2" draw:layer="layout" svg:x1="11.454cm" svg:y1="5.745cm" svg:x2="21.054cm" svg:y2="5.745cm">
          <text:p/>
        </draw:line>
        <draw:line draw:style-name="gr3" draw:text-style-name="P2" draw:layer="layout" svg:x1="20.941cm" svg:y1="5.763cm" svg:x2="21.054cm" svg:y2="17.062cm">
          <text:p/>
        </draw:line>
        <draw:line draw:style-name="gr3" draw:text-style-name="P2" draw:layer="layout" svg:x1="11.455cm" svg:y1="4.166cm" svg:x2="22.632cm" svg:y2="4.166cm">
          <text:p/>
        </draw:line>
        <draw:line draw:style-name="gr3" draw:text-style-name="P2" draw:layer="layout" svg:x1="22.501cm" svg:y1="4.187cm" svg:x2="22.633cm" svg:y2="17.063cm">
          <text:p/>
        </draw:line>
        <draw:line draw:style-name="gr3" draw:text-style-name="P2" draw:layer="layout" svg:x1="11.455cm" svg:y1="2.719cm" svg:x2="24.343cm" svg:y2="2.719cm">
          <text:p/>
        </draw:line>
        <draw:line draw:style-name="gr3" draw:text-style-name="P2" draw:layer="layout" svg:x1="24.191cm" svg:y1="2.742cm" svg:x2="24.343cm" svg:y2="17.063cm">
          <text:p/>
        </draw:line>
        <draw:line draw:style-name="gr3" draw:text-style-name="P2" draw:layer="layout" svg:x1="13.555cm" svg:y1="1.845cm" svg:x2="27.245cm" svg:y2="1.844cm">
          <text:p/>
        </draw:line>
        <draw:line draw:style-name="gr3" draw:text-style-name="P2" draw:layer="layout" svg:x1="13.556cm" svg:y1="1.846cm" svg:x2="13.555cm" svg:y2="17.191cm">
          <text:p/>
        </draw:line>
        <draw:line draw:style-name="gr3" draw:text-style-name="P2" draw:layer="layout" svg:x1="15.265cm" svg:y1="3.378cm" svg:x2="27.246cm" svg:y2="3.377cm">
          <text:p/>
        </draw:line>
        <draw:line draw:style-name="gr3" draw:text-style-name="P2" draw:layer="layout" svg:x1="15.266cm" svg:y1="3.379cm" svg:x2="15.265cm" svg:y2="17.192cm">
          <text:p/>
        </draw:line>
        <draw:line draw:style-name="gr3" draw:text-style-name="P2" draw:layer="layout" svg:x1="16.844cm" svg:y1="4.825cm" svg:x2="27.247cm" svg:y2="4.824cm">
          <text:p/>
        </draw:line>
        <draw:line draw:style-name="gr3" draw:text-style-name="P2" draw:layer="layout" svg:x1="16.845cm" svg:y1="4.826cm" svg:x2="16.844cm" svg:y2="17.192cm">
          <text:p/>
        </draw:line>
        <draw:line draw:style-name="gr3" draw:text-style-name="P2" draw:layer="layout" svg:x1="18.554cm" svg:y1="6.404cm" svg:x2="27.246cm" svg:y2="6.403cm">
          <text:p/>
        </draw:line>
        <draw:line draw:style-name="gr3" draw:text-style-name="P2" draw:layer="layout" svg:x1="18.555cm" svg:y1="6.404cm" svg:x2="18.554cm" svg:y2="17.193cm">
          <text:p/>
        </draw:line>
        <draw:line draw:style-name="gr3" draw:text-style-name="P2" draw:layer="layout" svg:x1="20.265cm" svg:y1="7.851cm" svg:x2="27.248cm" svg:y2="7.85cm">
          <text:p/>
        </draw:line>
        <draw:line draw:style-name="gr3" draw:text-style-name="P2" draw:layer="layout" svg:x1="20.266cm" svg:y1="7.851cm" svg:x2="20.265cm" svg:y2="17.193cm">
          <text:p/>
        </draw:line>
        <draw:line draw:style-name="gr3" draw:text-style-name="P2" draw:layer="layout" svg:x1="21.975cm" svg:y1="9.429cm" svg:x2="27.249cm" svg:y2="9.429cm">
          <text:p/>
        </draw:line>
        <draw:line draw:style-name="gr3" draw:text-style-name="P2" draw:layer="layout" svg:x1="21.975cm" svg:y1="9.43cm" svg:x2="21.975cm" svg:y2="17.194cm">
          <text:p/>
        </draw:line>
        <draw:line draw:style-name="gr3" draw:text-style-name="P2" draw:layer="layout" svg:x1="23.554cm" svg:y1="10.876cm" svg:x2="27.25cm" svg:y2="10.876cm">
          <text:p/>
        </draw:line>
        <draw:line draw:style-name="gr3" draw:text-style-name="P2" draw:layer="layout" svg:x1="23.554cm" svg:y1="10.877cm" svg:x2="23.554cm" svg:y2="17.194cm">
          <text:p/>
        </draw:line>
        <draw:line draw:style-name="gr3" draw:text-style-name="P2" draw:layer="layout" svg:x1="25.264cm" svg:y1="12.455cm" svg:x2="27.25cm" svg:y2="12.455cm">
          <text:p/>
        </draw:line>
        <draw:line draw:style-name="gr3" draw:text-style-name="P2" draw:layer="layout" svg:x1="25.264cm" svg:y1="12.455cm" svg:x2="25.264cm" svg:y2="17.195cm">
          <text:p/>
        </draw:line>
        <draw:line draw:style-name="gr3" draw:text-style-name="P2" draw:layer="layout" svg:x1="24.869cm" svg:y1="18.375cm" svg:x2="24.869cm" svg:y2="20.085cm">
          <text:p/>
        </draw:line>
        <draw:line draw:style-name="gr3" draw:text-style-name="P2" draw:layer="layout" svg:x1="23.212cm" svg:y1="18.376cm" svg:x2="23.212cm" svg:y2="20.086cm">
          <text:p/>
        </draw:line>
        <draw:line draw:style-name="gr3" draw:text-style-name="P2" draw:layer="layout" svg:x1="21.554cm" svg:y1="18.375cm" svg:x2="21.554cm" svg:y2="20.085cm">
          <text:p/>
        </draw:line>
        <draw:line draw:style-name="gr3" draw:text-style-name="P2" draw:layer="layout" svg:x1="19.897cm" svg:y1="18.376cm" svg:x2="19.897cm" svg:y2="20.086cm">
          <text:p/>
        </draw:line>
        <draw:line draw:style-name="gr3" draw:text-style-name="P2" draw:layer="layout" svg:x1="18.032cm" svg:y1="18.375cm" svg:x2="18.032cm" svg:y2="20.085cm">
          <text:p/>
        </draw:line>
        <draw:line draw:style-name="gr3" draw:text-style-name="P2" draw:layer="layout" svg:x1="16.375cm" svg:y1="18.376cm" svg:x2="16.375cm" svg:y2="20.086cm">
          <text:p/>
        </draw:line>
        <draw:line draw:style-name="gr3" draw:text-style-name="P2" draw:layer="layout" svg:x1="14.717cm" svg:y1="18.375cm" svg:x2="14.717cm" svg:y2="20.085cm">
          <text:p/>
        </draw:line>
        <draw:line draw:style-name="gr3" draw:text-style-name="P2" draw:layer="layout" svg:x1="13.06cm" svg:y1="18.376cm" svg:x2="13.06cm" svg:y2="20.086cm">
          <text:p/>
        </draw:line>
        <draw:custom-shape draw:style-name="gr4" draw:text-style-name="P2" draw:layer="layout" svg:width="0.789cm" svg:height="0.921cm" draw:transform="rotate (-1.5707963267949) translate (6.846cm 14.8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79cm" svg:height="0.921cm" draw:transform="rotate (-1.5707963267949) translate (32.63cm 14.033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2" draw:layer="layout" svg:x1="3.988cm" svg:y1="3.651cm" svg:x2="5.961cm" svg:y2="3.651cm">
          <text:p/>
        </draw:line>
        <draw:line draw:style-name="gr3" draw:text-style-name="P2" draw:layer="layout" svg:x1="3.989cm" svg:y1="4.584cm" svg:x2="5.962cm" svg:y2="4.584cm">
          <text:p/>
        </draw:line>
        <draw:frame draw:style-name="gr5" draw:text-style-name="P4" draw:layer="layout" svg:width="2.894cm" svg:height="1.447cm" svg:x="2.751cm" svg:y="2.145cm">
          <draw:text-box>
            <text:p text:style-name="P3"><text:span text:style-name="T1">S_in</text:span></text:p>
          </draw:text-box>
        </draw:frame>
        <draw:frame draw:style-name="gr5" draw:text-style-name="P4" draw:layer="layout" svg:width="2.894cm" svg:height="1.447cm" svg:x="3.165cm" svg:y="4.736cm">
          <draw:text-box>
            <text:p text:style-name="P3"><text:span text:style-name="T1">L/R</text:span></text:p>
          </draw:text-box>
        </draw:frame>
        <draw:line draw:style-name="gr3" draw:text-style-name="P2" draw:layer="layout" svg:x1="32.765cm" svg:y1="2.834cm" svg:x2="34.738cm" svg:y2="2.834cm">
          <text:p/>
        </draw:line>
        <draw:line draw:style-name="gr3" draw:text-style-name="P2" draw:layer="layout" svg:x1="32.766cm" svg:y1="3.766cm" svg:x2="34.739cm" svg:y2="3.766cm">
          <text:p/>
        </draw:line>
        <draw:frame draw:style-name="gr5" draw:text-style-name="P4" draw:layer="layout" svg:width="2.895cm" svg:height="1.447cm" svg:x="33.552cm" svg:y="1.404cm">
          <draw:text-box>
            <text:p text:style-name="P3"><text:span text:style-name="T1">S_in</text:span></text:p>
          </draw:text-box>
        </draw:frame>
        <draw:frame draw:style-name="gr5" draw:text-style-name="P4" draw:layer="layout" svg:width="2.894cm" svg:height="1.447cm" svg:x="33.684cm" svg:y="4.035cm">
          <draw:text-box>
            <text:p text:style-name="P3"><text:span text:style-name="T1">L/R</text:span></text:p>
          </draw:text-box>
        </draw:frame>
        <draw:frame draw:style-name="gr5" draw:text-style-name="P4" draw:layer="layout" svg:width="2.301cm" svg:height="1.447cm" svg:x="1.519cm" svg:y="14.56cm">
          <draw:text-box>
            <text:p text:style-name="P3"><text:span text:style-name="T1">CLK</text:span></text:p>
          </draw:text-box>
        </draw:frame>
        <draw:line draw:style-name="gr3" draw:text-style-name="P2" draw:layer="layout" svg:x1="3.989cm" svg:y1="15.254cm" svg:x2="5.962cm" svg:y2="15.254cm">
          <text:p/>
        </draw:line>
        <draw:frame draw:style-name="gr5" draw:text-style-name="P4" draw:layer="layout" svg:width="2.301cm" svg:height="1.447cm" svg:x="34.935cm" svg:y="13.77cm">
          <draw:text-box>
            <text:p text:style-name="P3"><text:span text:style-name="T1">CLK</text:span></text:p>
          </draw:text-box>
        </draw:frame>
        <draw:line draw:style-name="gr3" draw:text-style-name="P2" draw:layer="layout" svg:x1="32.763cm" svg:y1="14.428cm" svg:x2="34.736cm" svg:y2="14.428cm">
          <text:p/>
        </draw:line>
        <draw:frame draw:style-name="gr6" draw:text-style-name="P6" draw:layer="layout" svg:width="13.811cm" svg:height="1.283cm" svg:x="12.282cm" svg:y="20.173cm">
          <draw:text-box>
            <text:p text:style-name="P5"><text:span text:style-name="T2">Q7 <text:s/>Q6 <text:s/>Q5 <text:s/>Q4 <text:s/>Q3 <text:s/>Q2 <text:s/>Q1 <text:s/></text:span><text:span text:style-name="T3">Q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1-30T13:19:04.579870716</meta:creation-date>
    <dc:date>2021-11-30T14:27:40.456904814</dc:date>
    <meta:editing-duration>PT4M30S</meta:editing-duration>
    <meta:editing-cycles>3</meta:editing-cycles>
    <meta:generator>LibreOffice/7.2.3.2$Linux_X86_64 LibreOffice_project/20$Build-2</meta:generator>
    <meta:document-statistic meta:object-count="97"/>
  </office:meta>
</office:document-meta>
</file>